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13.86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>
      <style:graphic-properties fo:min-height="13.86cm"/>
    </style:style>
    <style:style style:name="pr6" style:family="presentation" style:parent-style-name="lyt-book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font-family="'Wild Sewerage'" style:font-style-name="Fett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margin-left="0cm" fo:margin-right="0cm" fo:text-indent="0cm"/>
      <style:text-properties fo:font-family="'Wild Sewerage'" style:font-style-name="Standard" style:font-pitch="variable" fo:font-size="44pt" style:font-size-asian="44pt" style:font-size-complex="4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Wild Sewerage'" style:font-style-name="Fett" style:font-pitch="variable" fo:font-size="54pt" fo:font-weight="normal" style:font-size-asian="54pt" style:font-weight-asian="normal" style:font-size-complex="54pt" style:font-weight-complex="normal"/>
    </style:style>
    <style:style style:name="P5" style:family="paragraph">
      <style:text-properties fo:font-family="'Wild Sewerage'" style:font-pitch="variable" fo:font-size="44pt" style:font-size-asian="44pt" style:font-size-complex="44pt"/>
    </style:style>
    <style:style style:name="P6" style:family="paragraph">
      <style:text-properties fo:font-size="20pt"/>
    </style:style>
    <style:style style:name="T1" style:family="text">
      <style:text-properties fo:font-family="'Wild Sewerage'" style:font-style-name="Fett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family="'Wild Sewerage'" style:font-style-name="Standard" style:font-pitch="variable" fo:font-size="44pt" style:font-size-asian="44pt" style:font-size-complex="44pt"/>
    </style:style>
    <style:style style:name="T3" style:family="text">
      <style:text-properties fo:font-family="'Wild Sewerage'" style:font-pitch="variable" fo:font-size="44pt" style:font-size-asian="44pt" style:font-size-complex="44pt"/>
    </style:style>
    <style:style style:name="T4" style:family="text">
      <style:text-properties fo:font-family="Arial" style:font-family-generic="swiss" style:font-pitch="variable" fo:font-size="16pt" style:font-size-asian="16pt" style:font-size-complex="16pt"/>
    </style:style>
    <style:style style:name="T5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6" style:family="text">
      <style:text-properties fo:color="#ffffff" fo:font-family="Arial" style:font-family-generic="swiss" style:font-pitch="variable" fo:font-size="16pt" fo:text-shadow="none" style:font-size-asian="16pt" style:font-size-complex="16pt" style:font-relief="none"/>
    </style:style>
    <style:style style:name="T7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family="Arial" style:font-family-generic="swiss" style:font-pitch="variable" fo:font-size="18pt" style:font-size-asian="18pt" style:font-size-complex="18pt"/>
    </style:style>
    <style:style style:name="T11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ffff" fo:font-family="Arial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WiP: jUnit compatible XML reporting for tcltest</text:span>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><text:span text:style-name="T2">or: Abusing a refactored tclunit to enable Jenkins statistics on tcltest output</text:span></text:p>
            <text:p><text:span text:style-name="T2"/></text:p>
            <text:p><text:span text:style-name="T2"/></text:p>
            <text:p><text:span text:style-name="T2">Matthias Kraft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 text:style-name="P3">* Welcome to my short Work-in-Progress talk.</text:p>
              <text:p text:style-name="P3">* I'll tell you something about abusing a refactored tclunit to enable Jenkins statistics on tcltest output.</text:p>
            </draw:text-box>
          </draw:frame>
        </presentation:notes>
      </draw:page>
      <draw:page draw:name="page2" draw:style-name="dp1" draw:master-page-name="lyt-book" presentation:presentation-page-layout-name="AL2T1" xml:id="id2" draw:id="id2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genda</text:span>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Motivation</text:span></text:p>
              </text:list-item>
              <text:list-item>
                <text:p><text:span text:style-name="T3">Why tclunit?</text:span></text:p>
              </text:list-item>
              <text:list-item>
                <text:p><text:span text:style-name="T3">Where to find?</text:span></text:p>
              </text:list-item>
              <text:list-item>
                <text:p><text:span text:style-name="T3">What's next?</text:span></text:p>
              </text:list-item>
              <text:list-item>
                <text:p><text:span text:style-name="T3">That's it …</text:span></text:p>
              </text:list-item>
              <text:list-item>
                <text:p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* The agenda …</text:p>
              <text:p>* I use a few terms not everyone might be familiar with...</text:p>
              <text:p>* Jenkins (which is a fork of Hudson) is a Continuous Integration Build server. It is “making it easier for developers to integrate changes to the project, and making it easier for users to obtain a fresh build. The automated, continuous build increases the productivity.”</text:p>
              <text:p>→ <text:a xlink:href="http://www.jenkins-ci.org/">jenkins-ci.org</text:a></text:p>
              <text:p>* Continuous Integration is an agile development method. Together with Unit tests, e. g. written during Test Driven Development, it provides a possibility to deliver small pieces of software in short cycles with a high quality.</text:p>
            </draw:text-box>
          </draw:frame>
        </presentation:notes>
      </draw:page>
      <draw:page draw:name="page3" draw:style-name="dp1" draw:master-page-name="lyt-book" presentation:presentation-page-layout-name="AL2T1" xml:id="id3" draw:id="id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5.633cm" svg:x="1.4cm" svg:y="4.914cm" presentation:class="outline" presentation:user-transformed="true">
          <draw:text-box>
            <text:list text:style-name="L3">
              <text:list-item>
                <text:p><text:span text:style-name="T3">At Software AG we are using Jenkins for Continuous Integration builds.</text:span></text:p>
              </text:list-item>
              <text:list-item>
                <text:p><text:span text:style-name="T3">Jenkins can provide quite nice statistics, out of the box e. g. for unit tests</text:span><text:span text:style-name="T4"> → </text:span><text:span text:style-name="T5"><text:a xlink:href="http://localhost:8080/view/Test%20Graphs/">View</text:a></text:span><text:span text:style-name="T4">, </text:span><text:span text:style-name="T6"><text:a xlink:href="http://localhost:8080/job/Tcl_Trunk_Build/lastCompletedBuild/testReport/(root)/">Test Results</text:a></text:span></text:p>
              </text:list-item>
              <text:list-item>
                <text:p><text:span text:style-name="T3">a file called </text:span><text:span text:style-name="T7">TEST-foo.xml</text:span><text:span text:style-name="T3"> in an undocumented format is necessary</text:span></text:p>
              </text:list-item>
              <text:list-item>
                <text:p><text:span text:style-name="T3">To employ these I wrote a script at work, which is “closed source” and more like a quick hack, however</text:span></text:p>
              </text:list-item>
            </text:list>
          </draw:text-box>
          <office:event-listeners>
            <presentation:event-listener script:event-name="dom:click" presentation:action="show" xlink:href="http://localhost:8080/job/Tcl_Trunk_Build/lastCompletedBuild/testReport/(root)/" xlink:type="simple" xlink:show="embed" xlink:actuate="onRequest"/>
          </office:event-listeners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8">→ </text:span><text:span text:style-name="T8"><text:a xlink:href="http://www.softwareag.com/">softwareag.com</text:a></text:span></text:p>
              <text:p><text:span text:style-name="T8">* “View” is a link to my local Jenkins showing two projects with their current test abstract and history</text:span></text:p>
              <text:p><text:span text:style-name="T8">* “Test Results” is also a link into my Jenkins, but deep into a project. It shows a table of the test scripts run and how many of their tests passed, were skipped or failed. It also reports a failed test case. … and by clicking on the links there more details can be displayed or history information could be retrieved, etc.</text:span></text:p>
              <text:p><text:span text:style-name="T8">* the test logs have to come in a special XML format</text:span></text:p>
              <text:p><text:span text:style-name="T8">* it however is </text:span><text:span text:style-name="T9">not</text:span><text:span text:style-name="T8"> documented by a DTD or a Schema, only by the implementation within the ant-junit task, or Jenkins (directory <text:s/>core/src/main/java/hudson/tasks/junit/)</text:span></text:p>
            </draw:text-box>
          </draw:frame>
        </presentation:notes>
      </draw:page>
      <draw:page draw:name="page4" draw:style-name="dp1" draw:master-page-name="lyt-book" presentation:presentation-page-layout-name="AL2T1" xml:id="id4" draw:id="id4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Why tclunit?</text:span>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Initial intent was to write own package</text:span></text:p>
              </text:list-item>
              <text:list-item>
                <text:p><text:span text:style-name="T3">Stumbled upon</text:span><text:span text:style-name="T10"> </text:span><text:span text:style-name="T11">→ </text:span><text:span text:style-name="T11"><text:a xlink:href="http://tcllib.cvs.sf.net/viewvc/tcllib/tclapps/apps/tclunit/">sf.net</text:a></text:span><text:span text:style-name="T11"> </text:span><text:span text:style-name="T3">While looking if the name is already reserved</text:span></text:p>
              </text:list-item>
              <text:list-item>
                <text:p><text:span text:style-name="T3">Found an Easy and non-intrusive architecture which only needs to be revealed and extended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8">→ “</text:span><text:span text:style-name="T8">sf.net”: tcllib.cvs.sf.net/viewvc/tcllib/tclapps/apps/tclunit/</text:span></text:p>
              <text:p><text:span text:style-name="T8">* my initial idea was to take tcltest and make it emit the XML test log, then call it tclunit</text:span></text:p>
              <text:p><text:span text:style-name="T8">* but tclunit was already taken by a tclapp written a couple of years ago by Bob Techentin</text:span></text:p>
              <text:p><text:span text:style-name="T8">* although his tclapp was just a GUI for running a test script (or all test scripts within a directory) he wrote in a very clean style</text:span></text:p>
              <text:p><text:span text:style-name="T8">* he basically starts a remote interpreter process running the tests and captures its output acting on the log message</text:span></text:p>
              <text:p><text:span text:style-name="T8">* btw another considered name was already taken, too</text:span></text:p>
              <text:p><text:span text:style-name="T8">→ </text:span><text:span text:style-name="T8"><text:a xlink:href="http://docs.tinyos.net/tinywiki/index.php/TUnit">docs.tinyos.net/tinywiki/index.php/TUnit</text:a></text:span></text:p>
            </draw:text-box>
          </draw:frame>
        </presentation:notes>
      </draw:page>
      <draw:page draw:name="page5" draw:style-name="dp1" draw:master-page-name="lyt-book" presentation:presentation-page-layout-name="AL2T1" xml:id="id5" draw:id="id5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Where to find?</text:span></text:p>
          </draw:text-box>
        </draw:frame>
        <draw:frame presentation:style-name="pr5" draw:text-style-name="P5" draw:layer="layout" svg:width="25.199cm" svg:height="14.474cm" svg:x="1.4cm" svg:y="4.914cm" presentation:class="outline" presentation:user-transformed="true">
          <draw:text-box>
            <text:list text:style-name="L3">
              <text:list-item>
                <text:p><text:span text:style-name="T3">The old GUI haD been extracted and is an extra script now, like the new XML generator</text:span></text:p>
              </text:list-item>
              <text:list-item>
                <text:p><text:span text:style-name="T3">The tclunit package is now only an event generator acting on the log messages of tcltest</text:span></text:p>
              </text:list-item>
              <text:list-item>
                <text:p><text:span text:style-name="T3">It is still work in progress, although it can already be used</text:span></text:p>
              </text:list-item>
              <text:list-item>
                <text:p><text:span text:style-name="T3">All can be found at → </text:span><text:span text:style-name="T12"><text:a xlink:href="https://github.com/makr/tclunit">github.com</text:a>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8">→ “</text:span><text:span text:style-name="T8">github.com”: https://github.com/makr/tclunit</text:span></text:p>
              <text:p><text:span text:style-name="T8">* so all I had to do was separating GUI and functionality and make a proper tcl package from it</text:span></text:p>
              <text:p><text:span text:style-name="T8">* then writing the XML generator</text:span></text:p>
              <text:p><text:span text:style-name="T8">* although a couple of things are still missing it can already be used, as seen in the project page, where the “make test” output of Tcl is parsed by the script</text:span></text:p>
            </draw:text-box>
          </draw:frame>
        </presentation:notes>
      </draw:page>
      <draw:page draw:name="page6" draw:style-name="dp3" draw:master-page-name="lyt-book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What's next?</text:span>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Still missing …</text:span></text:p>
                <text:list>
                  <text:list-item>
                    <text:p><text:span text:style-name="T3">the timing information</text:span></text:p>
                  </text:list-item>
                  <text:list-item>
                    <text:p><text:span text:style-name="T3">The stdout/stderr capture</text:span></text:p>
                  </text:list-item>
                  <text:list-item>
                    <text:p><text:span text:style-name="T3">Handling of errors in tests</text:span></text:p>
                  </text:list-item>
                </text:list>
              </text:list-item>
              <text:list-item>
                <text:p><text:span text:style-name="T3">Getting it right, i.e. use of tdom</text:span></text:p>
              </text:list-item>
              <text:list-item>
                <text:p><text:span text:style-name="T3">More filter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<text:span text:style-name="T8">* the test cases as well as the complete test run can have timing information</text:span></text:p>
              <text:p><text:span text:style-name="T8">** from tcltest currently only the complete test run timing information is available which would need to be stored as attribute in the testsuite header</text:span></text:p>
              <text:p><text:span text:style-name="T8">** due to my as-easy-as-possible approach this is not possible</text:span></text:p>
              <text:p><text:span text:style-name="T8">* stdout/stderr can be captured and stored in the XML file, too</text:span></text:p>
              <text:p><text:span text:style-name="T8">* errors in test cases are currently completely ignored</text:span></text:p>
              <text:p><text:span text:style-name="T8">* to add timing and output the current serial plain text handling has to make place for a proper DOM tree build up</text:span></text:p>
              <text:p><text:span text:style-name="T8">*no more todos from my side, but if anyone has other ideas, feel free to fork on github and I will accept pull requests then</text:span></text:p>
            </draw:text-box>
          </draw:frame>
        </presentation:notes>
      </draw:page>
      <draw:page draw:name="page7" draw:style-name="dp3" draw:master-page-name="lyt-book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That's it ...</text:span>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Thanks for your attention!</text:span></text:p>
              </text:list-item>
              <text:list-item>
                <text:p><text:span text:style-name="T3">Any Suggestions and Questions are welcom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8">* now its time to wake up and ask questions or tell me that I did something completely stupid in my spare time :-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color="#ffffff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505</meta:generator>
    <dc:title>WiP: jUnit compatible XML reporting for tcltest</dc:title>
    <meta:creation-date>2012-06-29T20:01:36</meta:creation-date>
    <dc:language>en-US</dc:language>
    <meta:editing-cycles>9</meta:editing-cycles>
    <meta:editing-duration>PT7H32M12S</meta:editing-duration>
    <meta:initial-creator>Matthias Kraft</meta:initial-creator>
    <meta:keyword>tcltest tclunit jUnit</meta:keyword>
    <dc:subject>Abusing a refactored tclunit to enable Jenkins statistics on tcltest output.</dc:subject>
    <dc:date>2012-07-07T15:26:57</dc:date>
    <dc:creator>Matthias Kraft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../usr/share/templates/libreoffice/common/layout/lyt-book.otp"/>
  </office:meta>
</office:document-meta>
</file>